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CHNICAL_5f_COMP" style:display-name="TECHNICAL_COMP" style:family="table">
      <style:table-properties style:width="16.663cm" fo:margin-left="-0.743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998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7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6.663cm" fo:margin-left="-0.743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998cm"/>
    </style:style>
    <style:style style:name="CULTURAL_5f_FIT.B" style:display-name="CULTURAL_FIT.B" style:family="table-column">
      <style:table-column-properties style:column-width="8.468cm"/>
    </style:style>
    <style:style style:name="CULTURAL_5f_FIT.C" style:display-name="CULTURAL_FIT.C" style:family="table-column">
      <style:table-column-properties style:column-width="7.197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43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998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 fo:orphans="0" fo:widows="0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2193a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_20__28_user_29_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text-properties style:font-name="Arial" fo:font-size="8pt" fo:font-weight="bold" fo:background-color="#ffffff" style:font-size-asian="8pt" style:font-weight-asian="bold" style:font-name-complex="Arial1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5" style:family="paragraph" style:parent-style-name="Standard">
      <style:paragraph-properties fo:margin-left="-1.251cm" fo:margin-right="0cm" fo:text-indent="0cm" style:auto-text-indent="false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_20__28_user_29_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8" style:family="paragraph" style:parent-style-name="Standard_20__28_user_29_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2" style:family="paragraph" style:parent-style-name="Standard_20__28_user_29_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3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4" style:family="paragraph" style:parent-style-name="Standard_20__28_user_29_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_20__28_user_29_">
      <style:paragraph-properties fo:margin-left="0cm" fo:margin-right="0cm" fo:text-indent="-1.251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P26" style:family="paragraph" style:parent-style-name="Standard_20__28_user_29_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Standard_20__28_user_29_">
      <style:paragraph-properties fo:text-align="center" style:justify-single-word="false" fo:orphans="0" fo:widows="0"/>
      <style:text-properties fo:font-weight="bold" style:font-weight-asian="bold"/>
    </style:style>
    <style:style style:name="P31" style:family="paragraph" style:parent-style-name="Standard_20__28_user_29_">
      <style:paragraph-properties fo:orphans="0" fo:widows="0"/>
      <style:text-properties fo:font-weight="bold" style:font-weight-asian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  <style:style style:name="T10" style:family="text">
      <style:text-properties style:font-name="Calibri" fo:language="en" fo:country="GB" style:letter-kerning="false" style:font-name-asian="Calibri1" style:language-asian="en" style:country-asian="US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4"/>
      <text:p text:style-name="P3"><text:bookmark-start text:name="_Hlk95926626"/><text:span text:style-name="T7">«Insert Procurement Title» «</text:span><text:bookmark-start text:name="_Hlk115979499"/><text:span text:style-name="T7">Insert Procurement ID</text:span><text:bookmark-end text:name="_Hlk115979499"/><text:span text:style-name="T7">»</text:span></text:p>
      <text:p text:style-name="P1"><text:span text:style-name="T6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3">«Insert Lot id» «Insert Lot Name»</text:p>
      <text:p text:style-name="P23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8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6">You have been successfully shortlisted and invited to proceed to the further assessment stage of the above procurement.</text:p>
      <text:p text:style-name="P16"/>
      <text:p text:style-name="P16">A number of templates have been uploaded which you are required to read and complete. These are listed in the table below:</text:p>
      <text:p text:style-name="P16"/>
      <text:p text:style-name="P28">Further assessment documents</text:p>
      <text:p text:style-name="P19"/>
      <text:p text:style-name="P16">Pricing schedule</text:p>
      <text:p text:style-name="P10"/>
      <text:p text:style-name="P25"><text:span text:style-name="T10">«</text:span>Insert Pricing schedule»</text:p>
      <text:p text:style-name="P10"/>
      <text:p text:style-name="P18">Terms and conditions</text:p>
      <text:p text:style-name="P18"/>
      <text:p text:style-name="P25"><text:span text:style-name="T10">«</text:span>Insert Terms and conditions»</text:p>
      <text:p text:style-name="P10"/>
      <text:p text:style-name="P17"><text:bookmark-start text:name="_Hlk115980199"/>Assessment Documents<text:bookmark-end text:name="_Hlk115980199"/></text:p>
      <text:p text:style-name="P10"/>
      <text:p text:style-name="P26"><text:span text:style-name="T10">«</text:span>Insert Assessment Docs»</text:p>
      <text:p text:style-name="P19"/>
      <text:p text:style-name="P9"/>
      <text:p text:style-name="P15"><text:span text:style-name="T9">Responses must be uploaded by the closing date for written proposals </text:span><text:span text:style-name="T5">«Insert Time, Date, Month, Year of #13».</text:span></text:p>
      <text:p text:style-name="P21"/>
      <text:p text:style-name="P21">Failure to comply with any of the instructions may result in your bid being considered non-compliant and rejected.</text:p>
      <text:p text:style-name="P21"/>
      <text:p text:style-name="P21">Your written responses should address the evaluation criteria detailed in the Statement of Requirements (Attachment 1 in the bid pack):</text:p>
      <text:p text:style-name="P11"/>
      <text:p text:style-name="P17">Technical criteria</text:p>
      <text:p text:style-name="P2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0">#</text:p>
          </table:table-cell>
          <table:table-cell table:style-name="TECHNICAL_5f_COMP.A1" office:value-type="string">
            <text:p text:style-name="P31">Question</text:p>
          </table:table-cell>
          <table:table-cell table:style-name="TECHNICAL_5f_COMP.A1" office:value-type="string">
            <text:p text:style-name="P31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24">«insert_Technical_Comp_Tech_Q_Descrip»</text:p>
          </table:table-cell>
          <table:table-cell table:style-name="TECHNICAL_5f_COMP.A1" office:value-type="string">
            <text:p text:style-name="P24">«insert_Technical_Comp_Tech_Q_Weight#»</text:p>
          </table:table-cell>
        </table:table-row>
      </table:table>
      <text:p text:style-name="P22"/>
      <text:p text:style-name="P22">Cultural fit criteria</text:p>
      <text:p text:style-name="P22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30">#</text:p>
          </table:table-cell>
          <table:table-cell table:style-name="CULTURAL_5f_FIT.A1" office:value-type="string">
            <text:p text:style-name="P31">Question</text:p>
          </table:table-cell>
          <table:table-cell table:style-name="CULTURAL_5f_FIT.A1" office:value-type="string">
            <text:p text:style-name="P31">Weighting</text:p>
          </table:table-cell>
        </table:table-row>
        <table:table-row table:style-name="CULTURAL_5f_FIT.1">
          <table:table-cell table:style-name="CULTURAL_5f_FIT.A1" office:value-type="string">
            <text:p text:style-name="P2">1</text:p>
          </table:table-cell>
          <table:table-cell table:style-name="CULTURAL_5f_FIT.A1" office:value-type="string">
            <text:p text:style-name="P24">«insert_CultFit_Question_#n»</text:p>
          </table:table-cell>
          <table:table-cell table:style-name="CULTURAL_5f_FIT.A1" office:value-type="string">
            <text:p text:style-name="P24">«insert_CultFit_Question_Weight_#»</text:p>
          </table:table-cell>
        </table:table-row>
      </table:table>
      <text:p text:style-name="P22"/>
      <text:p text:style-name="P17">Social value criteria</text:p>
      <text:p text:style-name="P2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0">#</text:p>
          </table:table-cell>
          <table:table-cell table:style-name="SOCIAL_5f_VALUES.A1" office:value-type="string">
            <text:p text:style-name="P31">Question</text:p>
          </table:table-cell>
          <table:table-cell table:style-name="SOCIAL_5f_VALUES.A1" office:value-type="string">
            <text:p text:style-name="P31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24">«insert_SocVal_Question_#»</text:p>
          </table:table-cell>
          <table:table-cell table:style-name="SOCIAL_5f_VALUES.A1" office:value-type="string">
            <text:p text:style-name="P24">«insert_SocVal_Question_Weight_#»</text:p>
          </table:table-cell>
        </table:table-row>
      </table:table>
      <text:p text:style-name="P20"><text:soft-page-break/></text:p>
      <text:p text:style-name="P20"/>
      <text:p text:style-name="P29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Activity</text:p>
          </table:table-cell>
          <table:table-cell table:style-name="Table4.A1" office:value-type="string">
            <text:p text:style-name="P13">Date</text:p>
          </table:table-cell>
        </table:table-row>
        <table:table-row table:style-name="Table4.1">
          <table:table-cell table:style-name="Table4.A1" office:value-type="string">
            <text:p text:style-name="P14">Publication of further assessment documents</text:p>
          </table:table-cell>
          <table:table-cell table:style-name="Table4.A1" office:value-type="string">
            <text:p text:style-name="P27">«Insert Time, Date, Month, Year of #12»</text:p>
          </table:table-cell>
        </table:table-row>
        <table:table-row table:style-name="Table4.1">
          <table:table-cell table:style-name="Table4.A1" office:value-type="string">
            <text:p text:style-name="P14">Closing date for written proposals</text:p>
          </table:table-cell>
          <table:table-cell table:style-name="Table4.A1" office:value-type="string">
            <text:p text:style-name="P27">«Insert Time, Date, Month, Year of #13»</text:p>
          </table:table-cell>
        </table:table-row>
        <table:table-row table:style-name="Table4.1">
          <table:table-cell table:style-name="Table4.A1" office:value-type="string">
            <text:p text:style-name="P14">Supplier presentations (if applicable)</text:p>
          </table:table-cell>
          <table:table-cell table:style-name="Table4.A1" office:value-type="string">
            <text:p text:style-name="P27">«Insert Time, Date, Month, Year of #7»</text:p>
          </table:table-cell>
        </table:table-row>
        <table:table-row table:style-name="Table4.1">
          <table:table-cell table:style-name="Table4.A1" office:value-type="string">
            <text:p text:style-name="P14">Evaluation of further assessment responses</text:p>
          </table:table-cell>
          <table:table-cell table:style-name="Table4.A1" office:value-type="string">
            <text:p text:style-name="P27">«Insert Time, Date, Month, Year of #14»</text:p>
          </table:table-cell>
        </table:table-row>
        <table:table-row table:style-name="Table4.1">
          <table:table-cell table:style-name="Table4.A1" office:value-type="string">
            <text:p text:style-name="P14">Standstill period (if applicable)</text:p>
          </table:table-cell>
          <table:table-cell table:style-name="Table4.A1" office:value-type="string">
            <text:p text:style-name="P27">«Insert Time, Date, Month, Year of #8 conditional»</text:p>
          </table:table-cell>
        </table:table-row>
        <table:table-row table:style-name="Table4.1">
          <table:table-cell table:style-name="Table4.A1" office:value-type="string">
            <text:p text:style-name="P14">Contract award</text:p>
          </table:table-cell>
          <table:table-cell table:style-name="Table4.A1" office:value-type="string">
            <text:p text:style-name="P27">«Insert Time, Date, Month, Year of #9»</text:p>
          </table:table-cell>
        </table:table-row>
        <table:table-row table:style-name="Table4.1">
          <table:table-cell table:style-name="Table4.A1" office:value-type="string">
            <text:p text:style-name="P14">Contract signature</text:p>
          </table:table-cell>
          <table:table-cell table:style-name="Table4.A1" office:value-type="string">
            <text:p text:style-name="P27">«Insert Time, Date, Month, Year of #10»</text:p>
          </table:table-cell>
        </table:table-row>
        <table:table-row table:style-name="Table4.1">
          <table:table-cell table:style-name="Table4.A1" office:value-type="string">
            <text:p text:style-name="P14">Contract start</text:p>
          </table:table-cell>
          <table:table-cell table:style-name="Table4.A1" office:value-type="string">
            <text:p text:style-name="P27">«Insert Time, Date, Month, Year of #11»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10</meta:editing-cycles>
    <meta:creation-date>2022-09-27T21:32:00</meta:creation-date>
    <dc:date>2022-10-11T17:29:33.312107689</dc:date>
    <meta:editing-duration>PT1H5M29S</meta:editing-duration>
    <meta:generator>LibreOffice/7.3.4.2$MacOSX_X86_64 LibreOffice_project/728fec16bd5f605073805c3c9e7c4212a0120dc5</meta:generator>
    <meta:document-statistic meta:table-count="4" meta:image-count="0" meta:object-count="0" meta:page-count="3" meta:paragraph-count="64" meta:word-count="294" meta:character-count="2100" meta:non-whitespace-character-count="1868"/>
    <meta:user-defined meta:name="AppVersion">16.0000</meta:user-defined>
    <meta:template xlink:type="simple" xlink:actuate="onRequest" xlink:title="Normal" xlink:href=""/>
  </office:meta>
</office:document-meta>
</file>